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a91e2" officeooo:paragraph-rsid="001a91e2" style:font-size-asian="12pt" style:font-size-complex="12pt"/>
    </style:style>
    <style:style style:name="P2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c6d08" officeooo:paragraph-rsid="001c6d08" style:font-size-asian="12pt" style:font-size-complex="12pt"/>
    </style:style>
    <style:style style:name="P3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ec68e" officeooo:paragraph-rsid="001ec68e" style:font-size-asian="12pt" style:font-size-complex="12pt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P6" style:family="paragraph" style:parent-style-name="Preformatted_20_Text">
      <style:text-properties fo:color="#000000" loext:opacity="100%" style:font-name="Liberation Serif" fo:font-size="12pt" officeooo:rsid="001c6d08" officeooo:paragraph-rsid="001c6d08" style:font-size-asian="12pt" style:font-size-complex="12pt"/>
    </style:style>
    <style:style style:name="P7" style:family="paragraph" style:parent-style-name="Standard">
      <style:text-properties officeooo:rsid="001a91e2" officeooo:paragraph-rsid="001a91e2"/>
    </style:style>
    <style:style style:name="P8" style:family="paragraph" style:parent-style-name="Standard">
      <style:text-properties fo:color="#000000" loext:opacity="100%" style:font-name="Liberation Serif" fo:font-size="12pt" officeooo:rsid="001a91e2" officeooo:paragraph-rsid="001a91e2" style:font-size-asian="12pt" style:font-size-complex="12pt"/>
    </style:style>
    <style:style style:name="P9" style:family="paragraph" style:parent-style-name="Standard">
      <style:text-properties fo:color="#000000" loext:opacity="100%" style:font-name="Liberation Serif" fo:font-size="12pt" officeooo:rsid="001b2027" officeooo:paragraph-rsid="001b2027" style:font-size-asian="12pt" style:font-size-complex="12pt"/>
    </style:style>
    <style:style style:name="P10" style:family="paragraph" style:parent-style-name="Standard">
      <style:text-properties fo:color="#000000" loext:opacity="100%" style:font-name="Liberation Serif" fo:font-size="12pt" officeooo:rsid="001c6d08" officeooo:paragraph-rsid="001c6d08" style:font-size-asian="12pt" style:font-size-complex="12pt"/>
    </style:style>
    <style:style style:name="P11" style:family="paragraph" style:parent-style-name="Standard">
      <style:text-properties fo:color="#000000" loext:opacity="100%" style:font-name="Liberation Serif" officeooo:paragraph-rsid="001b2027"/>
    </style:style>
    <style:style style:name="P12" style:family="paragraph" style:parent-style-name="Text_20_body">
      <style:text-properties fo:color="#000000" loext:opacity="100%" style:font-name="Liberation Serif" fo:font-size="12pt" style:font-size-asian="12pt" style:font-size-complex="12pt"/>
    </style:style>
    <style:style style:name="P13" style:family="paragraph" style:parent-style-name="Text_20_body">
      <style:text-properties fo:color="#000000" loext:opacity="100%" style:font-name="Liberation Serif" fo:font-size="12pt" officeooo:rsid="001ec68e" officeooo:paragraph-rsid="001ec68e" style:font-size-asian="12pt" style:font-size-complex="12pt"/>
    </style:style>
    <style:style style:name="P14" style:family="paragraph" style:parent-style-name="Text_20_body">
      <style:text-properties fo:color="#000000" loext:opacity="100%" style:font-name="Liberation Serif" fo:font-size="12pt" officeooo:rsid="00221806" officeooo:paragraph-rsid="00221806" style:font-size-asian="12pt" style:font-size-complex="12pt"/>
    </style:style>
    <style:style style:name="P15" style:family="paragraph" style:parent-style-name="Text_20_body">
      <style:text-properties fo:color="#000000" loext:opacity="100%" officeooo:paragraph-rsid="001ec68e"/>
    </style:style>
    <style:style style:name="T1" style:family="text">
      <style:text-properties fo:font-variant="normal" fo:text-transform="none" fo:color="#ffffff" loext:opacity="100%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Liberation Serif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style:font-name="Liberation Serif" fo:letter-spacing="normal" fo:font-style="normal" fo:font-weight="normal"/>
    </style:style>
    <style:style style:name="T5" style:family="text">
      <style:text-properties style:font-name="Liberation Serif" fo:font-size="12pt" officeooo:rsid="001b2027" style:font-size-asian="12pt" style:font-size-complex="12pt"/>
    </style:style>
    <style:style style:name="T6" style:family="text">
      <style:text-properties style:font-name="Liberation Serif" fo:font-size="12pt" officeooo:rsid="001ec68e" style:font-size-asian="12pt" style:font-size-complex="12pt"/>
    </style:style>
    <style:style style:name="T7" style:family="text">
      <style:text-properties fo:font-size="12pt" officeooo:rsid="001b2027" style:font-size-asian="12pt" style:font-size-complex="12pt"/>
    </style:style>
    <style:style style:name="T8" style:family="text">
      <style:text-properties officeooo:rsid="001c6d08"/>
    </style:style>
    <style:style style:name="T9" style:family="text">
      <style:text-properties officeooo:rsid="001c84c7"/>
    </style:style>
    <style:style style:name="T10" style:family="text">
      <style:text-properties officeooo:rsid="001ddedc"/>
    </style:style>
    <style:style style:name="T11" style:family="text">
      <style:text-properties officeooo:rsid="001ec68e"/>
    </style:style>
    <style:style style:name="T12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ent – Basic System Administration</text:p>
      <text:p text:style-name="P7"/>
      <text:p text:style-name="P1">1) Create a new user account and home directory called "Duck" </text:p>
      <text:p text:style-name="P8"/>
      <text:p text:style-name="P9">Ans: <text:s/>sudo adduser Duck</text:p>
      <text:p text:style-name="P9"/>
      <text:p text:style-name="P11"><text:span text:style-name="T3">2) Set the user account "Duck's" expirey date as 07 - 01 - 2015</text:span></text:p>
      <text:p text:style-name="P9"/>
      <text:p text:style-name="P9">Ans: sudo usermod -e 20<text:span text:style-name="T8">15</text:span>-<text:span text:style-name="T8">01</text:span>-<text:span text:style-name="T8">07</text:span> <text:span text:style-name="T8">Duck</text:span></text:p>
      <text:p text:style-name="P9"/>
      <text:p text:style-name="P2">3) find the id of the user account "Duck"</text:p>
      <text:p text:style-name="P10"/>
      <text:p text:style-name="P10">Ans: <text:span text:style-name="T9">id -u</text:span></text:p>
      <text:p text:style-name="P10"/>
      <text:p text:style-name="P6"/>
      <text:p text:style-name="P3">4) Type df and du commands and see the output on your terminal.</text:p>
      <text:p text:style-name="P12"><text:span text:style-name="T10">Ans: </text:span><text:line-break/><text:span text:style-name="T11">df</text:span></text:p>
      <text:p text:style-name="P12">Filesystem <text:s text:c="4"/>1K-blocks <text:s text:c="5"/>Used Available Use% Mounted on</text:p>
      <text:p text:style-name="P12">tmpfs <text:s text:c="11"/>1612852 <text:s text:c="5"/>2220 <text:s text:c="2"/>1610632 <text:s text:c="2"/>1% /run</text:p>
      <text:p text:style-name="P12">/dev/nvme0n1p5 <text:s/>50081320 <text:s/>14904964 <text:s/>32599924 <text:s/>32% /</text:p>
      <text:p text:style-name="P12">tmpfs <text:s text:c="11"/>8064252 <text:s text:c="4"/>46732 <text:s text:c="2"/>8017520 <text:s text:c="2"/>1% /dev/shm</text:p>
      <text:p text:style-name="P12">tmpfs <text:s text:c="14"/>5120 <text:s text:c="8"/>4 <text:s text:c="5"/>5116 <text:s text:c="2"/>1% /run/lock</text:p>
      <text:p text:style-name="P12">/dev/nvme0n1p1 <text:s text:c="3"/>262144 <text:s text:c="4"/>90392 <text:s text:c="3"/>171752 <text:s/>35% /boot/efi</text:p>
      <text:p text:style-name="P12">tmpfs <text:s text:c="11"/>1612848 <text:s text:c="6"/>112 <text:s text:c="2"/>1612736 <text:s text:c="2"/>1% /run/user/1000</text:p>
      <text:p text:style-name="P12">/dev/nvme0n1p3 294152188 266672148 <text:s/>27480040 <text:s/>91% /media/ponkumaran/Windows</text:p>
      <text:p text:style-name="P12"/>
      <text:p text:style-name="P13">du</text:p>
      <text:p text:style-name="P13">692<text:tab/>./Linux Spoken Tutorial Assignment</text:p>
      <text:p text:style-name="P13">20<text:tab/>./ex5</text:p>
      <text:p text:style-name="P13">8<text:tab/>./trial/examplen</text:p>
      <text:p text:style-name="P13">12<text:tab/>./trial</text:p>
      <text:p text:style-name="P13">20<text:tab/>./ex3</text:p>
      <text:p text:style-name="P13">20<text:tab/>./ex4</text:p>
      <text:p text:style-name="P13">780<text:tab/>.</text:p>
      <text:p text:style-name="P13"/>
      <text:p text:style-name="P13"/>
      <text:p text:style-name="P13"/>
      <text:p text:style-name="P4"><text:soft-page-break/>5) Type this command on the terminal and see the output :</text:p>
      <text:p text:style-name="P5"><text:s text:c="3"/><text:span text:style-name="T12">du -ch *.txt</text:span></text:p>
      <text:p text:style-name="P13">Ans: </text:p>
      <text:p text:style-name="P13">4.0K<text:tab/>trialtxt.txt</text:p>
      <text:p text:style-name="P13">4.0K<text:tab/>total</text:p>
      <text:p text:style-name="P13"/>
      <text:p text:style-name="P15"><text:span text:style-name="T6">6)</text:span><text:span text:style-name="T4">Delete the user account "Duck" permanently along with its home folder.</text:span></text:p>
      <text:p text:style-name="P14">Ans: userdel Duc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9:52:24.829458224</meta:creation-date>
    <meta:generator>LibreOffice/7.3.7.2$Linux_X86_64 LibreOffice_project/30$Build-2</meta:generator>
    <dc:date>2023-09-19T20:02:29.639365542</dc:date>
    <meta:editing-duration>PT10M1S</meta:editing-duration>
    <meta:editing-cycles>9</meta:editing-cycles>
    <meta:document-statistic meta:table-count="0" meta:image-count="0" meta:object-count="0" meta:page-count="2" meta:paragraph-count="32" meta:word-count="167" meta:character-count="1116" meta:non-whitespace-character-count="858"/>
  </office:meta>
</office:document-meta>
</file>